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1a95aa" officeooo:paragraph-rsid="001a95aa"/>
    </style:style>
    <style:style style:name="P2" style:family="paragraph" style:parent-style-name="Standard">
      <style:text-properties style:font-name="Helvetica" fo:font-weight="bold" officeooo:rsid="001a95aa" officeooo:paragraph-rsid="001a95aa" style:font-weight-asian="bold" style:font-weight-complex="bold"/>
    </style:style>
    <style:style style:name="P3" style:family="paragraph" style:parent-style-name="Standard">
      <style:text-properties style:font-name="Helvetica" fo:font-weight="bold" officeooo:rsid="001bb4b2" officeooo:paragraph-rsid="001bb4b2" style:font-weight-asian="bold" style:font-weight-complex="bold"/>
    </style:style>
    <style:style style:name="P4" style:family="paragraph" style:parent-style-name="Standard">
      <style:text-properties style:font-name="Helvetica" fo:font-weight="bold" officeooo:rsid="001d9246" officeooo:paragraph-rsid="001d9246" style:font-weight-asian="bold" style:font-weight-complex="bold"/>
    </style:style>
    <style:style style:name="P5" style:family="paragraph" style:parent-style-name="Standard">
      <style:text-properties style:font-name="Helvetica" fo:font-weight="normal" officeooo:rsid="001a95aa" officeooo:paragraph-rsid="001a95aa" style:font-weight-asian="normal" style:font-weight-complex="normal"/>
    </style:style>
    <style:style style:name="P6" style:family="paragraph" style:parent-style-name="Standard">
      <style:text-properties style:font-name="Helvetica" fo:font-weight="normal" officeooo:rsid="001cbaf5" officeooo:paragraph-rsid="001cbaf5" style:font-weight-asian="normal" style:font-weight-complex="normal"/>
    </style:style>
    <style:style style:name="P7" style:family="paragraph" style:parent-style-name="Standard" style:list-style-name="L1">
      <style:text-properties style:font-name="Helvetica" fo:font-weight="normal" officeooo:rsid="001cbaf5" officeooo:paragraph-rsid="001cbaf5" style:font-weight-asian="normal" style:font-weight-complex="normal"/>
    </style:style>
    <style:style style:name="P8" style:family="paragraph" style:parent-style-name="Standard" style:list-style-name="L2">
      <style:text-properties style:font-name="Helvetica" fo:font-weight="normal" officeooo:rsid="001cbaf5" officeooo:paragraph-rsid="001cbaf5" style:font-weight-asian="normal" style:font-weight-complex="normal"/>
    </style:style>
    <style:style style:name="P9" style:family="paragraph" style:parent-style-name="Standard" style:list-style-name="L5">
      <style:text-properties style:font-name="Helvetica" fo:font-weight="normal" officeooo:rsid="001cbaf5" officeooo:paragraph-rsid="001cbaf5" style:font-weight-asian="normal" style:font-weight-complex="normal"/>
    </style:style>
    <style:style style:name="P10" style:family="paragraph" style:parent-style-name="Standard">
      <style:text-properties style:font-name="Helvetica" fo:font-weight="normal" officeooo:rsid="001d9246" officeooo:paragraph-rsid="001d9246" style:font-weight-asian="normal" style:font-weight-complex="normal"/>
    </style:style>
    <style:style style:name="P11" style:family="paragraph" style:parent-style-name="Standard" style:list-style-name="L1">
      <style:text-properties officeooo:paragraph-rsid="001cbaf5"/>
    </style:style>
    <style:style style:name="T1" style:family="text">
      <style:text-properties officeooo:rsid="001bb4b2"/>
    </style:style>
    <style:style style:name="T2" style:family="text">
      <style:text-properties style:font-name="Helvetica" fo:font-weight="normal" officeooo:rsid="001cbaf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 document</text:p>
      <text:p text:style-name="P1"/>
      <text:p text:style-name="P4">Table of contents</text:p>
      <text:p text:style-name="P1"/>
      <text:p text:style-name="P2"><text:span text:style-name="T1">1. </text:span>Executive summary</text:p>
      <text:p text:style-name="P2"/>
      <text:p text:style-name="P5">To be completed later</text:p>
      <text:p text:style-name="P5"/>
      <text:p text:style-name="P3">2. Project personnel</text:p>
      <text:p text:style-name="P3"/>
      <text:p text:style-name="P6">Project team:</text:p>
      <text:list xml:id="list5604534533529348332" text:style-name="L1">
        <text:list-item>
          <text:p text:style-name="P7">James Owens</text:p>
          <text:list>
            <text:list-item>
              <text:p text:style-name="P11"><text:span text:style-name="T2">email: james.owens@it.weltec.ac.nz</text:span></text:p>
            </text:list-item>
            <text:list-item>
              <text:p text:style-name="P7">Phone: 022 047 5482</text:p>
            </text:list-item>
          </text:list>
        </text:list-item>
        <text:list-item>
          <text:p text:style-name="P7">Mark Omadto</text:p>
          <text:list>
            <text:list-item>
              <text:p text:style-name="P7">contact information here</text:p>
            </text:list-item>
          </text:list>
        </text:list-item>
        <text:list-item>
          <text:p text:style-name="P7">Tom Misekea </text:p>
          <text:list>
            <text:list-item>
              <text:p text:style-name="P7">contact information here</text:p>
            </text:list-item>
          </text:list>
        </text:list-item>
      </text:list>
      <text:p text:style-name="P6"/>
      <text:p text:style-name="P6">Project Advisor:</text:p>
      <text:list xml:id="list7917770681002568683" text:style-name="L5">
        <text:list-item>
          <text:p text:style-name="P9"/>
        </text:list-item>
      </text:list>
      <text:p text:style-name="P6"/>
      <text:p text:style-name="P6">Weltec personnel:</text:p>
      <text:list xml:id="list3078309899891863389" text:style-name="L2">
        <text:list-item>
          <text:p text:style-name="P8"/>
        </text:list-item>
      </text:list>
      <text:p text:style-name="P3"/>
      <text:p text:style-name="P4">2.1 Project personnel RACI chart</text:p>
      <text:p text:style-name="P4"/>
      <text:p text:style-name="P3">3. The Opportunity Context</text:p>
      <text:p text:style-name="P3"/>
      <text:p text:style-name="P3"/>
      <text:p text:style-name="P3"/>
      <text:p text:style-name="P3">4. Requirements</text:p>
      <text:p text:style-name="P6">To be determined on: 27/07/2017, during a client meeting</text:p>
      <text:p text:style-name="P3"/>
      <text:p text:style-name="P3">5. Analysis</text:p>
      <text:p text:style-name="P3"/>
      <text:p text:style-name="P3">6. Proposed System Outline</text:p>
      <text:p text:style-name="P3"/>
      <text:p text:style-name="P3">7. Approach</text:p>
      <text:p text:style-name="P3"/>
      <text:p text:style-name="P3">8. Organization of the Project</text:p>
      <text:p text:style-name="P3"/>
      <text:p text:style-name="P3">9. Management</text:p>
      <text:p text:style-name="P3"/>
      <text:p text:style-name="P10">Management for this project falls primarily to the team leader. </text:p>
      <text:p text:style-name="P3"/>
      <text:p text:style-name="P3">10. Plans and Procedures</text:p>
      <text:p text:style-name="P3"/>
      <text:p text:style-name="P3">11. Staff</text:p>
      <text:p text:style-name="P3"/>
      <text:p text:style-name="P3">12. Deliverables</text:p>
      <text:p text:style-name="P3"/>
      <text:p text:style-name="P3"><text:soft-page-break/>13. Resumes</text:p>
      <text:p text:style-name="P3"/>
      <text:p text:style-name="P3">14. Relevant Background Information</text:p>
      <text:p text:style-name="P3"/>
      <text:p text:style-name="P3">15. Resources</text:p>
      <text:p text:style-name="P3"/>
      <text:p text:style-name="P3">16. Client Acceptance</text:p>
      <text:p text:style-name="P3"/>
      <text:p text:style-name="P3">17. Appendic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09:19.197000000</meta:creation-date>
    <dc:date>2017-07-26T12:39:00.377000000</dc:date>
    <meta:editing-duration>PT34M23S</meta:editing-duration>
    <meta:editing-cycles>1</meta:editing-cycles>
    <meta:document-statistic meta:table-count="0" meta:image-count="0" meta:object-count="0" meta:page-count="2" meta:paragraph-count="35" meta:word-count="115" meta:character-count="721" meta:non-whitespace-character-count="645"/>
    <meta:generator>LibreOffice/5.2.6.2$Windows_x86 LibreOffice_project/a3100ed2409ebf1c212f5048fbe377c281438fdc</meta:generator>
  </office:meta>
</office:document-meta>
</file>